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LTJGB+Verdana" svg:font-family="NLTJGB+Verdana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Arial" fo:font-size="11pt" style:text-underline-style="solid" style:text-underline-width="auto" style:text-underline-color="font-color" style:font-name-asian="Monospace" style:font-size-asian="11pt" style:font-name-complex="Monospace" style:font-size-complex="11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style:font-name-asian="NLTJGB+Verdana" style:font-size-asian="11pt" style:font-name-complex="NLTJGB+Verdana" style:font-size-complex="11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style:font-name-asian="Monospace" style:font-size-asian="11pt" style:font-name-complex="Monospace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style:text-underline-style="solid" style:text-underline-width="auto" style:text-underline-color="font-color" style:font-name-asian="Monospace" style:font-size-asian="11pt" style:font-name-complex="Monospace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style:font-name-asian="Monospace" style:font-size-asian="11pt" style:font-name-complex="Monospace" style:font-size-complex="11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cion</text:p>
      <text:p text:style-name="P3"><text:s text:c="2"/><text:span text:style-name="T1">Enunciado</text:span></text:p>
      <text:p text:style-name="P4"/>
      <text:p text:style-name="P3"><text:s text:c="2"/><text:span text:style-name="T1">Descripcion</text:span> <text:span text:style-name="T1">de</text:span> <text:span text:style-name="T1">carpetas</text:span> <text:span text:style-name="T1">del</text:span> <text:span text:style-name="T1">proyecto</text:span> <text:span text:style-name="T1">que</text:span> <text:span text:style-name="T1">le</text:span> <text:span text:style-name="T1">vamos</text:span> a <text:span text:style-name="T1">entregar</text:span></text:p>
      <text:p text:style-name="P3"><text:s text:c="4"/>* <text:span text:style-name="T1">donde</text:span> <text:span text:style-name="T1">esta</text:span> <text:span text:style-name="T1">la</text:span> <text:span text:style-name="T1">documentacion</text:span></text:p>
      <text:p text:style-name="P3"><text:s text:c="4"/>* <text:span text:style-name="T1">como</text:span> <text:span text:style-name="T1">compilar</text:span></text:p>
      <text:p text:style-name="P3"><text:s text:c="4"/>* <text:span text:style-name="T1">donde</text:span> <text:span text:style-name="T1">estan</text:span> <text:span text:style-name="T1">los</text:span> <text:span text:style-name="T1">binarios</text:span></text:p>
      <text:p text:style-name="P3"><text:s text:c="4"/>* <text:span text:style-name="T1">como</text:span> <text:span text:style-name="T1">ejecutarlos</text:span></text:p>
      <text:p text:style-name="P3"><text:s text:c="2"/><text:span text:style-name="T1">Descripcion</text:span> <text:span text:style-name="T1">de</text:span> <text:span text:style-name="T1">que</text:span> <text:span text:style-name="T1">permite</text:span> <text:span text:style-name="T1">hacer</text:span> <text:span text:style-name="T1">cada</text:span> <text:span text:style-name="T1">cosa</text:span> ( <text:span text:style-name="T1">bien</text:span> <text:span text:style-name="T1">conciso</text:span>, <text:span text:style-name="T1">descripcion</text:span> <text:span text:style-name="T1">de</text:span> <text:span text:style-name="T1">que</text:span> <text:span text:style-name="T1">hacen</text:span> <text:span text:style-name="T1">los</text:span> <text:span text:style-name="T1">binarios</text:span> )</text:p>
      <text:p text:style-name="P3"><text:s text:c="4"/>Batch</text:p>
      <text:p text:style-name="P3"><text:s text:c="4"/><text:span text:style-name="T1">Gui</text:span></text:p>
      <text:p text:style-name="P3"><text:s text:c="2"/><text:span text:style-name="T1">Funcionalidades</text:span> <text:span text:style-name="T1">implementadas</text:span></text:p>
      <text:p text:style-name="P3"><text:s text:c="4"/><text:span text:style-name="T1">Gui</text:span></text:p>
      <text:p text:style-name="P3"><text:s text:c="6"/>1)</text:p>
      <text:p text:style-name="P3"><text:s text:c="6"/>2)</text:p>
      <text:p text:style-name="P3"><text:s text:c="6"/>3)</text:p>
      <text:p text:style-name="P3"><text:s text:c="4"/><text:span text:style-name="T1">bacth</text:span></text:p>
      <text:p text:style-name="P3"><text:s text:c="6"/>1)</text:p>
      <text:p text:style-name="P3"><text:s text:c="6"/>2)</text:p>
      <text:p text:style-name="P3"><text:s text:c="6"/>3)</text:p>
      <text:p text:style-name="P3"><text:s text:c="4"/><text:span text:style-name="T1">linea</text:span><text:tab/><text:tab/></text:p>
      <text:p text:style-name="P3"><text:s text:c="6"/>1)</text:p>
      <text:p text:style-name="P3"><text:s text:c="2"/><text:span text:style-name="T1">Funcionalidades</text:span> <text:span text:style-name="T1">que</text:span> <text:span text:style-name="T1">faltan</text:span></text:p>
      <text:p text:style-name="P3"><text:s text:c="4"/><text:span text:style-name="T1">Gui</text:span></text:p>
      <text:p text:style-name="P3"><text:s text:c="6"/>1)</text:p>
      <text:p text:style-name="P3"><text:s text:c="4"/><text:span text:style-name="T1">bacth</text:span></text:p>
      <text:p text:style-name="P3"><text:s text:c="6"/>1)</text:p>
      <text:p text:style-name="P3"><text:s text:c="4"/><text:span text:style-name="T1">linea</text:span><text:tab/><text:tab/></text:p>
      <text:p text:style-name="P3"><text:s text:c="6"/>1)</text:p>
      <text:p text:style-name="P3"><text:s text:c="2"/>Manual <text:span text:style-name="T1">de</text:span> <text:span text:style-name="T1">usuario</text:span></text:p>
      <text:p text:style-name="P3"><text:s text:c="4"/><text:span text:style-name="T1">modo</text:span> batch ( media <text:span text:style-name="T1">carilla</text:span> )</text:p>
      <text:p text:style-name="P3"><text:s text:c="4"/>GUI ( <text:span text:style-name="T1">un</text:span> <text:span text:style-name="T1">poquito</text:span> <text:span text:style-name="T1">mas</text:span> )</text:p>
      <text:p text:style-name="P3"><text:s text:c="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1">Consignas</text:span> <text:span text:style-name="T1">para</text:span> el <text:span text:style-name="T1">trabajo</text:span> final</text:p>
      <text:p text:style-name="P3"/>
      <text:p text:style-name="P3">1. <text:span text:style-name="T1">Los</text:span> <text:span text:style-name="T1">datos</text:span> <text:span text:style-name="T1">pueden</text:span> <text:span text:style-name="T1">ser</text:span> <text:span text:style-name="T1">repetitivos</text:span> o <text:span text:style-name="T1">listas</text:span>, <text:span text:style-name="T1">como</text:span> <text:span text:style-name="T1">en</text:span> <text:span text:style-name="T1">este</text:span> <text:span text:style-name="T1">caso</text:span> <text:span text:style-name="T1">que</text:span> <text:span text:style-name="T1">recibe</text:span> <text:span text:style-name="T1">una</text:span> <text:span text:style-name="T1">lista</text:span></text:p>
      <text:p text:style-name="P3"><text:span text:style-name="T1">de</text:span> <text:span text:style-name="T1">ítems</text:span> <text:span text:style-name="T1">de</text:span> <text:span text:style-name="T1">la</text:span> <text:span text:style-name="T1">factura</text:span>.</text:p>
      <text:p text:style-name="P3">2. El <text:span text:style-name="T1">formato</text:span> <text:span text:style-name="T1">gráfico</text:span> <text:span text:style-name="T1">de</text:span> <text:span text:style-name="T1">la</text:span> <text:span text:style-name="T1">factura</text:span> <text:span text:style-name="T1">esta</text:span> <text:span text:style-name="T1">en</text:span> el <text:span text:style-name="T1">sistema</text:span> <text:span text:style-name="T1">de</text:span> <text:span text:style-name="T1">impresión</text:span>.</text:p>
      <text:p text:style-name="P3"><text:s/>3. No <text:span text:style-name="T1">todos</text:span> <text:span text:style-name="T1">los</text:span> <text:span text:style-name="T1">datos</text:span> <text:span text:style-name="T1">expresados</text:span> <text:span text:style-name="T1">en</text:span> <text:span text:style-name="T1">la</text:span> <text:span text:style-name="T1">factura</text:span> <text:span text:style-name="T1">están</text:span> <text:span text:style-name="T1">explícitos</text:span> <text:span text:style-name="T1">en</text:span> <text:span text:style-name="T1">los</text:span> datos de</text:p>
      <text:p text:style-name="P3">entrada:</text:p>
      <text:p text:style-name="P3">a. Los títulos de las columnas están en el formato</text:p>
      <text:p text:style-name="P3">b. Los subtotales fueron calculados de los datos de entrada.</text:p>
      <text:p text:style-name="P3"/>
      <text:p text:style-name="P3">Descripción</text:p>
      <text:p text:style-name="P3">Se pide implementar un Software de Impresión masivo que a partir de XML genere</text:p>
      <text:p text:style-name="P3">PostScript. Se requiere:</text:p>
      <text:p text:style-name="P3">1. Implementar un editor gráfico del formato del documento a generar.</text:p>
      <text:p text:style-name="P3">a. El editor debe poder crear, editar, guardar, probar versiones de plantillas</text:p>
      <text:p text:style-name="P3">de documentos. Específicamente probar quiere decir poder levantar</text:p>
      <text:p text:style-name="P3">datos de un XML y aplicarlos a la plantilla que está actualmente en</text:p>
      <text:p text:style-name="P3">edición.</text:p>
      <text:p text:style-name="P3">b. Las plantillas de documentos tendrán fechas de validez desde-hasta.</text:p>
      <text:p text:style-name="P3">2. Implementar un servidor que procesará los documentos aplicando el témplate y</text:p>
      <text:p text:style-name="P3">generando el PostScript. El servidor puede trabajar de dos modos:</text:p>
      <text:p text:style-name="P3">a. Lote o batch, en este modo recibirá por línea de comando el nombre del</text:p>
      <text:p text:style-name="P3">archivo a procesar y generará el PostScript en otro archivo.</text:p>
      <text:p text:style-name="P3">b. En línea publicando un servicio SOAP/HTTP. En este modo recibirá el</text:p>
      <text:p text:style-name="P3">contenido del documento y lo escribirá a una carpeta en un .ps nuevo.</text:p>
      <text:p text:style-name="P3">Como respuesta al servicio indicara el nombre del archivo generado.</text:p>
      <text:p text:style-name="P3">c. Tanto en el modo en lote o en línea se recibirá la fecha de validez del</text:p>
      <text:p text:style-name="P3">documento y se utilizará versión de plantilla que corresponda a esa</text:p>
      <text:p text:style-name="P3">fecha.</text:p>
      <text:p text:style-name="P3"/>
      <text:p text:style-name="P3">Características</text:p>
      <text:p text:style-name="P3">Las platillas deben poder incluir:</text:p>
      <text:p text:style-name="P3">1. Nombre del tag XML que agrupa los datos.</text:p>
      <text:p text:style-name="P3">2. Texto tomado del XML de origen.</text:p>
      <text:p text:style-name="P3">3. Fecha de validez desde-hasta (hasta puede ser indefinido, pero modificable)</text:p>
      <text:p text:style-name="P3">4. El editor debe poder tomar un archivo JPG de fondo para uso de hojas</text:p>
      <text:p text:style-name="P3">preimpresas.</text:p>
      <text:p text:style-name="P3">5. Se debe poder realizar operaciones entre los datos recibidos en el XML. Para</text:p>
      <text:p text:style-name="P3">esto se utilizará el lenguaje de desarrollo de PostScript</text:p>
      <text:p text:style-name="P3">6. Posibilidad de dibujar líneas gráficas en la plantilla.</text:p>
      <text:p text:style-name="P3">7. Como lenguaje de especificación de los campos en el documento se utilizará</text:p>
      <text:p text:style-name="P3">xpath. Las peticiones serán relativas al tag XML que contiene los datos. Ver el</text:p>
      <text:p text:style-name="P3">ejemplo para más información.</text:p>
      <text:p text:style-name="P3">8. El sistema debe poder almacenar más de una plantilla, estas serán accedidas</text:p>
      <text:p text:style-name="P3">por nombre, y el nombre será parámetro del proceso batch o del servicio en</text:p>
      <text:p text:style-name="P3">línea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Funcionalidades implementadas</text:p>
      <text:p text:style-name="P3"/>
      <text:p text:style-name="P3">Gui:</text:p>
      <text:p text:style-name="P3"/>
      <text:p text:style-name="P3">Permite dibujar los siguientes objetos graficos:</text:p>
      <text:p text:style-name="P3">linea</text:p>
      <text:p text:style-name="P3">texto fijo</text:p>
      <text:p text:style-name="P3">texto variable</text:p>
      <text:p text:style-name="P3">calculo (por ahora soporta las operaciones suma resta division y multiplicacion de dos operandos)</text:p>
      <text:p text:style-name="P3"/>
      <text:p text:style-name="P3">El editor crea, edita y guarda una sola version. </text:p>
      <text:p text:style-name="P3">Las plantillas de documentos tienen fechas de validez desde-hasta.</text:p>
      <text:p text:style-name="P3"/>
      <text:p text:style-name="P3">Bacth:</text:p>
      <text:p text:style-name="P3"/>
      <text:p text:style-name="P3">Recibe por linea de comandos el nombre del archivo de plantilla, el archivo xml que contiene los datos y por ultimo el directorio donde pone los postscript.</text:p>
      <text:p text:style-name="P3"/>
      <text:p text:style-name="P3"><text:s/>genera un archivo postscript por cada elemento de dato</text:p>
      <text:p text:style-name="P3"/>
      <text:p text:style-name="P3"/>
      <text:p text:style-name="P3">el archivo se llama igual que el tag mas un numero <text:s/>que se va incrementando a medida que se cran nuevos postScript.</text:p>
      <text:p text:style-name="P3"/>
      <text:p text:style-name="P3">Por ejemplo: tenemos un archivo factura.xml y un templateFactura.xml</text:p>
      <text:p text:style-name="P3"/>
      <text:p text:style-name="P3">./tpFinal factura.xml templateFactura.xml psFactura.ps</text:p>
      <text:p text:style-name="P3"/>
      <text:p text:style-name="P3">El programa levanta el archivo templateFactura.xml, por cada objeto que encuentra, levanta a memoeria un objeto que puede ser hoja, linea, texto variable, etc. Ahi tenemos los objetos graficos que tiene la factura. </text:p>
      <text:p text:style-name="P3"/>
      <text:p text:style-name="P3">Cada objeto si necesita buscar algun dato en el xml, tiene un atributo que dice donde debe encontrarlo, eso lo pone pone el usuario cuando genera el template ( se busca en el xml con xpath) . Ese objeto despues genera su codigo postScript en el metodo visitorPostScript.</text:p>
      <text:p text:style-name="P3"/>
      <text:p text:style-name="P3">Los xpath de texto variable y calculo son relativos y siempre empiezan en ./ .</text:p>
      <text:p text:style-name="P3"/>
      <text:p text:style-name="P3">Cuando le ponemos el nombre de tag de datos al template por ejemplo templateFactura, el bacth busca en los nodos de la plantilla, hijos de la raiz.</text:p>
      <text:p text:style-name="P3"/>
      <text:p text:style-name="P3">Linea:</text:p>
      <text:p text:style-name="P3"/>
      <text:p text:style-name="P3">esta terminado el protocolo http 1.0</text:p>
      <text:p text:style-name="P3"/>
      <text:p text:style-name="P3">el servidor escucha las peticiones y devuelve mensajes</text:p>
      <text:p text:style-name="P3"/>
      <text:p text:style-name="P3">Funcionalidades que faltan</text:p>
      <text:p text:style-name="P3"/>
      <text:p text:style-name="P3">Gui</text:p>
      <text:p text:style-name="P3"/>
      <text:p text:style-name="P3">Permitir dibujar el objeto grafico lista</text:p>
      <text:p text:style-name="P3">realizar calculos con mas de un operador y mas de dos operandos</text:p>
      <text:p text:style-name="P3">Falta probar versiones de plantillas de documentos. </text:p>
      <text:p text:style-name="P3">En estos momentos el editor obtiene la version en uso y la aplica solo al primer nodo Factura, no a todos, es como una prueba rapida porque sino es un poco mas de codigo</text:p>
      <text:p text:style-name="P3"/>
      <text:p text:style-name="P3"><text:soft-page-break/>Bacth</text:p>
      <text:p text:style-name="P3"/>
      <text:p text:style-name="P3">Lo que falta es que se reciba la fecha de validez del documento y se utilice la version de plantilla que corresponda a esa fecha.</text:p>
      <text:p text:style-name="P3"/>
      <text:p text:style-name="P2">Linea</text:p>
      <text:p text:style-name="P2"/>
      <text:p text:style-name="P2">implementacion del protocolo soa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LTJGB+Verdana" svg:font-family="NLTJGB+Verdana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blo </meta:initial-creator>
    <meta:creation-date>2010-11-16T02:18:45</meta:creation-date>
    <dc:date>2010-11-16T05:44:42</dc:date>
    <dc:creator>Pablo </dc:creator>
    <meta:editing-duration>PT00H54M15S</meta:editing-duration>
    <meta:editing-cycles>11</meta:editing-cycles>
    <meta:generator>OpenOffice.org/3.2$Unix OpenOffice.org_project/320m12$Build-9483</meta:generator>
    <meta:document-statistic meta:table-count="0" meta:image-count="0" meta:object-count="0" meta:page-count="4" meta:paragraph-count="107" meta:word-count="832" meta:character-count="5013"/>
  </office:meta>
</office:document-meta>
</file>